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99" draw:textarea-horizontal-align="justify" draw:textarea-vertical-align="middle" draw:auto-grow-height="false" fo:min-height="1.087cm" fo:min-width="1.41cm"/>
    </style:style>
    <style:style style:name="gr2" style:family="graphic" style:parent-style-name="standard">
      <style:graphic-properties draw:textarea-horizontal-align="justify" draw:textarea-vertical-align="middle" draw:auto-grow-height="false" fo:min-height="1.087cm" fo:min-width="1.41cm"/>
    </style:style>
    <style:style style:name="gr3" style:family="graphic" style:parent-style-name="standard">
      <style:graphic-properties draw:textarea-horizontal-align="justify" draw:textarea-vertical-align="middle" draw:auto-grow-height="false" fo:min-height="1.087cm" fo:min-width="1.408cm"/>
    </style:style>
    <style:style style:name="gr4" style:family="graphic" style:parent-style-name="standard">
      <style:graphic-properties draw:fill-color="#000099" draw:textarea-horizontal-align="justify" draw:textarea-vertical-align="middle" draw:auto-grow-height="false" fo:min-height="1.087cm" fo:min-width="1.408cm"/>
    </style:style>
    <style:style style:name="gr5" style:family="graphic" style:parent-style-name="standard">
      <style:graphic-properties draw:textarea-horizontal-align="justify" draw:textarea-vertical-align="middle" draw:auto-grow-height="false" fo:min-height="1.087cm" fo:min-width="1.40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000099"/>
      <style:paragraph-properties fo:text-align="center"/>
      <style:text-properties fo:color="#800000"/>
    </style:style>
    <style:style style:name="P2" style:family="paragraph">
      <style:paragraph-properties fo:text-align="center"/>
    </style:style>
    <style:style style:name="P3" style:family="paragraph">
      <loext:graphic-properties draw:fill-color="#0000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1cm" svg:height="1.337cm" svg:x="3.018cm" svg:y="8.301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.91cm" svg:height="1.337cm" svg:x="5.881cm" svg:y="8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1.908cm" svg:height="1.337cm" svg:x="8.555cm" svg:y="8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6" draw:id="id6" draw:layer="layout" svg:width="1.908cm" svg:height="1.337cm" svg:x="11.228cm" svg:y="8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1.91cm" svg:height="1.337cm" svg:x="13.708cm" svg:y="8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9" draw:id="id9" draw:layer="layout" svg:width="1.909cm" svg:height="1.337cm" svg:x="16.191cm" svg:y="8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91cm" svg:height="1.337cm" svg:x="5.881cm" svg:y="5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1.91cm" svg:height="1.337cm" svg:x="13.708cm" svg:y="5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1.909cm" svg:height="1.337cm" svg:x="9.891cm" svg:y="3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draw:type="line" svg:x1="3.973cm" svg:y1="8.301cm" svg:x2="5.881cm" svg:y2="6.296cm" draw:start-shape="id1" draw:start-glue-point="0" draw:end-shape="id2" svg:d="M3973 8301l1908-2005" svg:viewBox="0 0 1909 2006">
          <text:p/>
        </draw:connector>
        <draw:connector draw:style-name="gr6" draw:text-style-name="P4" draw:layer="layout" draw:type="line" svg:x1="6.836cm" svg:y1="8.301cm" svg:x2="6.836cm" svg:y2="6.965cm" draw:start-shape="id3" draw:start-glue-point="0" draw:end-shape="id2" draw:end-glue-point="2" svg:d="M6836 8301v-1336" svg:viewBox="0 0 1 1337">
          <text:p/>
        </draw:connector>
        <draw:connector draw:style-name="gr6" draw:text-style-name="P4" draw:layer="layout" draw:type="line" svg:x1="7.791cm" svg:y1="6.296cm" svg:x2="9.509cm" svg:y2="8.301cm" draw:start-shape="id2" draw:start-glue-point="1" draw:end-shape="id4" draw:end-glue-point="0" svg:d="M7791 6296l1718 2005" svg:viewBox="0 0 1719 2006">
          <text:p/>
        </draw:connector>
        <draw:connector draw:style-name="gr6" draw:text-style-name="P4" draw:layer="layout" draw:type="line" svg:x1="13.708cm" svg:y1="6.296cm" svg:x2="12.182cm" svg:y2="8.301cm" draw:start-shape="id5" draw:start-glue-point="3" draw:end-shape="id6" draw:end-glue-point="0" svg:d="M13708 6296l-1526 2005" svg:viewBox="0 0 1527 2006">
          <text:p/>
        </draw:connector>
        <draw:connector draw:style-name="gr6" draw:text-style-name="P4" draw:layer="layout" draw:type="line" svg:x1="6.836cm" svg:y1="5.628cm" svg:x2="9.891cm" svg:y2="4.006cm" draw:start-shape="id2" draw:start-glue-point="0" draw:end-shape="id7" draw:end-glue-point="3" svg:d="M6836 5628l3055-1622" svg:viewBox="0 0 3056 1623">
          <text:p/>
        </draw:connector>
        <draw:connector draw:style-name="gr6" draw:text-style-name="P4" draw:layer="layout" draw:type="line" svg:x1="14.663cm" svg:y1="8.301cm" svg:x2="14.663cm" svg:y2="6.965cm" draw:start-shape="id8" draw:start-glue-point="0" draw:end-shape="id5" draw:end-glue-point="2" svg:d="M14663 8301v-1336" svg:viewBox="0 0 1 1337">
          <text:p/>
        </draw:connector>
        <draw:connector draw:style-name="gr6" draw:text-style-name="P4" draw:layer="layout" draw:type="line" svg:x1="17.145cm" svg:y1="8.301cm" svg:x2="15.618cm" svg:y2="6.296cm" draw:start-shape="id9" draw:start-glue-point="0" draw:end-shape="id5" svg:d="M17145 8301l-1527-2005" svg:viewBox="0 0 1528 2006">
          <text:p/>
        </draw:connector>
        <draw:connector draw:style-name="gr6" draw:text-style-name="P4" draw:layer="layout" draw:type="line" svg:x1="14.663cm" svg:y1="5.628cm" svg:x2="11.8cm" svg:y2="4.006cm" draw:start-shape="id5" draw:start-glue-point="0" draw:end-shape="id7" svg:d="M14663 5628l-2863-1622" svg:viewBox="0 0 2864 1623">
          <text:p/>
        </draw:connector>
        <draw:line draw:style-name="gr7" draw:text-style-name="P4" draw:layer="layout" svg:x1="3.4cm" svg:y1="8.111cm" svg:x2="5.5cm" svg:y2="6.011cm">
          <text:p/>
        </draw:line>
        <draw:line draw:style-name="gr7" draw:text-style-name="P4" draw:layer="layout" svg:x1="6.645cm" svg:y1="5.056cm" svg:x2="9.318cm" svg:y2="3.72cm">
          <text:p/>
        </draw:line>
        <draw:line draw:style-name="gr7" draw:text-style-name="P4" draw:layer="layout" svg:x1="12.373cm" svg:y1="3.72cm" svg:x2="14.855cm" svg:y2="5.056cm">
          <text:p/>
        </draw:line>
        <draw:line draw:style-name="gr7" draw:text-style-name="P4" draw:layer="layout" svg:x1="13.327cm" svg:y1="6.011cm" svg:x2="11.609cm" svg:y2="7.92cm">
          <text:p/>
        </draw:line>
        <draw:frame draw:style-name="gr8" draw:text-style-name="P5" draw:layer="layout" svg:width="0.925cm" svg:height="0.962cm" svg:x="3.5cm" svg:y="10cm">
          <draw:text-box>
            <text:p><text:span text:style-name="T1">A</text:span></text:p>
          </draw:text-box>
        </draw:frame>
        <draw:frame draw:style-name="gr8" draw:text-style-name="P5" draw:layer="layout" svg:width="0.925cm" svg:height="0.962cm" svg:x="11.775cm" svg:y="10cm">
          <draw:text-box>
            <text:p><text:span text:style-name="T1">B</text:span></text:p>
          </draw:text-box>
        </draw:frame>
        <draw:frame draw:style-name="gr8" draw:text-style-name="P5" draw:layer="layout" svg:width="0.959cm" svg:height="0.962cm" svg:x="10.441cm" svg:y="2.3cm">
          <draw:text-box>
            <text:p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9:27:17.906000000</meta:creation-date>
    <dc:date>2016-05-06T18:06:25.082000000</dc:date>
    <meta:editing-duration>PT9M21S</meta:editing-duration>
    <meta:editing-cycles>3</meta:editing-cycles>
    <meta:generator>LibreOffice/5.1.1.3$Windows_x86 LibreOffice_project/89f508ef3ecebd2cfb8e1def0f0ba9a803b88a6d</meta:generator>
    <meta:document-statistic meta:object-count="24"/>
  </office:meta>
</office:document-meta>
</file>